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4.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4.00pt" fo:font-weight="normal" fo:font-family="Calibri" style:font-family-asian="Calibri" style:font-family-complex="Calibri"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4.00pt" fo:font-weight="normal" fo:font-family="Calibri" style:font-family-asian="Calibri" style:font-family-complex="Calibri" fo:background-color="transparent" style:use-window-font-color="true"/>
    </style:style>
    <style:style style:name="T72" style:family="text">
      <style:text-properties fo:font-size="14.00pt" fo:font-weight="normal" fo:font-family="Calibri" style:font-family-asian="Calibri" style:font-family-complex="Calibri" fo:background-color="transparent" style:use-window-font-color="true"/>
    </style:style>
    <style:style style:name="T73" style:family="text">
      <style:text-properties fo:font-size="14.00pt" fo:font-weight="normal"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style:style>
    <style:style style:name="P9" style:family="paragraph">
      <style:paragraph-properties fo:line-height="100.00%" fo:text-align="left" fo:margin-left="18.00pt" fo:text-indent="18.00pt" fo:margin-top="12.00pt"/>
    </style:style>
    <style:style style:name="P10" style:family="paragraph">
      <style:paragraph-properties fo:line-height="100.00%" fo:text-align="left" fo:margin-left="18.00pt" fo:text-indent="18.00pt" fo:margin-top="12.00pt" fo:margin-bottom="12.00pt"/>
    </style:style>
    <style:style style:name="P11" style:family="paragraph">
      <style:paragraph-properties fo:line-height="115.00%" fo:text-align="left" fo:margin-top="12.00pt" fo:margin-bottom="12.00pt"/>
    </style:style>
    <style:style style:name="P12" style:family="paragraph">
      <style:paragraph-properties fo:line-height="115.00%" fo:text-align="left" fo:margin-left="18.00pt" fo:text-indent="0.00pt" fo:margin-top="12.00pt" fo:margin-bottom="12.00pt"/>
    </style:style>
    <style:style style:name="P13" style:family="paragraph">
      <style:paragraph-properties fo:line-height="115.00%" fo:text-align="left" fo:margin-top="12.00pt" fo:margin-bottom="12.00pt"/>
    </style:style>
    <style:style style:name="P14" style:family="paragraph">
      <style:paragraph-properties fo:line-height="115.00%" fo:text-align="left" fo:margin-left="18.00pt" fo:text-indent="0.00pt" fo:margin-top="12.00pt" fo:margin-bottom="12.00pt"/>
    </style:style>
    <style:style style:name="P15" style:family="paragraph">
      <style:paragraph-properties fo:line-height="100.00%" fo:text-align="left" fo:margin-top="12.00pt"/>
    </style:style>
    <style:style style:name="P16" style:family="paragraph">
      <style:paragraph-properties fo:line-height="100.00%" fo:text-align="left" fo:margin-left="18.00pt" fo:text-indent="0.00pt" fo:margin-top="12.00pt"/>
    </style:style>
    <style:style style:name="P17" style:family="paragraph">
      <style:paragraph-properties fo:line-height="100.00%" fo:text-align="left" fo:margin-top="12.00pt"/>
    </style:style>
    <style:style style:name="P18" style:family="paragraph">
      <style:paragraph-properties fo:line-height="115.00%" fo:text-align="left" fo:margin-left="18.00pt" fo:text-indent="0.00pt" fo:margin-top="12.00pt" fo:margin-bottom="12.00pt"/>
    </style:style>
    <style:style style:name="P19" style:family="paragraph">
      <style:paragraph-properties fo:line-height="100.00%" fo:text-align="left" fo:margin-left="18.00pt" fo:text-indent="0.00pt" fo:margin-top="12.00pt"/>
    </style:style>
    <style:style style:name="P20" style:family="paragraph">
      <style:paragraph-properties fo:line-height="100.00%" fo:text-align="justify" fo:margin-left="18.00pt" fo:text-indent="0.00pt" fo:margin-top="12.00pt"/>
    </style:style>
    <style:style style:name="P21" style:family="paragraph">
      <style:paragraph-properties fo:line-height="115.00%" fo:text-align="left" fo:margin-left="18.00pt" fo:text-indent="0.00pt" fo:margin-top="12.00pt" fo:margin-bottom="12.00pt"/>
    </style:style>
    <style:style style:name="P22" style:family="paragraph">
      <style:paragraph-properties fo:line-height="100.00%" fo:text-align="left" fo:margin-left="18.00pt" fo:text-indent="0.00pt" fo:margin-top="12.00p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fo:margin-top="12.00pt"/>
    </style:style>
    <style:style style:name="P24" style:family="paragraph">
      <style:paragraph-properties fo:line-height="100.00%" fo:text-align="left" fo:margin-left="18.00pt" fo:text-indent="0.00pt" fo:margin-top="12.00pt"/>
    </style:style>
    <style:style style:name="P25" style:family="paragraph">
      <style:paragraph-properties fo:line-height="115.00%" fo:text-align="left" fo:margin-top="12.00pt" fo:margin-bottom="12.00pt"/>
    </style:style>
    <style:style style:name="P26" style:family="paragraph">
      <style:paragraph-properties fo:line-height="100.00%" fo:text-align="left" fo:margin-left="18.00pt" fo:text-indent="0.00pt" fo:margin-top="12.00pt"/>
    </style:style>
    <style:style style:name="P27" style:family="paragraph">
      <style:paragraph-properties fo:line-height="100.00%" fo:text-align="left" fo:margin-top="12.00pt"/>
    </style:style>
    <style:style style:name="P28" style:family="paragraph">
      <style:paragraph-properties fo:line-height="100.00%" fo:text-align="left" fo:margin-left="18.00pt" fo:text-indent="0.00pt" fo:margin-top="12.00pt"/>
    </style:style>
    <style:style style:name="P29" style:family="paragraph">
      <style:paragraph-properties fo:line-height="100.00%" fo:text-align="left" fo:margin-top="12.00pt"/>
    </style:style>
    <style:style style:name="P30" style:family="paragraph">
      <style:paragraph-properties fo:line-height="115.00%" fo:text-align="left" fo:margin-left="18.00pt" fo:text-indent="0.00pt" fo:margin-top="12.00pt" fo:margin-bottom="12.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top="12.00pt"/>
    </style:style>
    <style:style style:name="P32" style:family="paragraph">
      <style:paragraph-properties fo:line-height="115.00%" fo:text-align="left" fo:margin-left="-18.00pt" fo:text-indent="18.00pt"/>
    </style:style>
    <style:style style:name="P33" style:family="paragraph">
      <style:paragraph-properties fo:line-height="115.00%" fo:text-align="left" fo:margin-left="-18.00pt" fo:text-indent="18.00pt" fo:margin-bottom="12.00pt"/>
    </style:style>
    <style:style style:name="P34" style:family="paragraph">
      <style:paragraph-properties fo:line-height="115.00%" fo:text-align="left" fo:margin-top="12.00pt" fo:margin-bottom="12.00pt"/>
    </style:style>
    <style:style style:name="P35" style:family="paragraph">
      <style:paragraph-properties fo:line-height="115.00%" fo:text-align="left"/>
    </style:style>
    <style:style style:name="P36" style:family="paragraph">
      <style:paragraph-properties fo:line-height="115.00%" fo:text-align="left" fo:margin-top="12.00pt" fo:margin-bottom="12.00pt"/>
    </style:style>
    <style:style style:name="P37" style:family="paragraph">
      <style:paragraph-properties fo:line-height="100.00%" fo:text-align="left" fo:margin-left="18.00pt" fo:text-indent="0.00pt" fo:margin-top="12.00pt"/>
    </style:style>
    <style:style style:name="P38" style:family="paragraph">
      <style:paragraph-properties fo:line-height="100.00%" fo:text-align="left" fo:margin-top="12.00pt"/>
    </style:style>
    <style:style style:name="P39" style:family="paragraph">
      <style:paragraph-properties fo:line-height="100.00%" fo:text-align="left" fo:margin-left="18.00pt" fo:text-indent="0.00pt" fo:margin-top="12.00pt"/>
    </style:style>
    <style:style style:name="P40" style:family="paragraph">
      <style:paragraph-properties fo:line-height="100.00%" fo:text-align="left" fo:margin-top="12.00pt"/>
    </style:style>
    <style:style style:name="P41" style:family="paragraph">
      <style:paragraph-properties fo:line-height="100.00%" fo:text-align="left" fo:margin-left="18.00pt" fo:text-indent="0.00pt" fo:margin-top="12.00pt"/>
    </style:style>
    <style:style style:name="P42" style:family="paragraph">
      <style:paragraph-properties fo:line-height="100.00%" fo:text-align="left" fo:margin-top="12.00pt"/>
    </style:style>
    <style:style style:name="P43" style:family="paragraph">
      <style:paragraph-properties fo:line-height="100.00%" fo:text-align="left" fo:margin-left="18.00pt" fo:text-indent="0.00pt" fo:margin-top="12.00pt"/>
    </style:style>
    <style:style style:name="P44" style:family="paragraph">
      <style:paragraph-properties fo:line-height="100.00%" fo:text-align="left" fo:margin-top="12.00pt"/>
    </style:style>
    <style:style style:name="P45" style:family="paragraph">
      <style:paragraph-properties fo:line-height="100.00%" fo:text-align="left" fo:margin-left="18.00pt" fo:text-indent="0.00pt" fo:margin-top="12.00pt"/>
    </style:style>
    <style:style style:name="P46" style:family="paragraph">
      <style:paragraph-properties fo:line-height="100.00%" fo:text-align="left" fo:margin-top="12.00pt"/>
    </style:style>
    <style:style style:name="P47" style:family="paragraph">
      <style:paragraph-properties fo:line-height="115.00%" fo:text-align="left" fo:margin-top="12.00pt" fo:margin-bottom="12.00pt"/>
    </style:style>
    <style:style style:name="P48" style:family="paragraph">
      <style:paragraph-properties fo:line-height="115.00%" fo:text-align="left"/>
    </style:style>
    <style:style style:name="P49" style:family="paragraph">
      <style:paragraph-properties fo:line-height="115.00%" fo:text-align="left" fo:margin-top="12.00pt" fo:margin-bottom="12.00pt"/>
    </style:style>
    <style:style style:name="P50" style:family="paragraph">
      <style:paragraph-properties fo:line-height="115.00%" fo:text-align="left" fo:margin-left="18.00pt" fo:text-indent="0.00pt" fo:margin-top="12.00pt" fo:margin-bottom="12.00pt"/>
    </style:style>
    <style:style style:name="P51" style:family="paragraph">
      <style:paragraph-properties fo:line-height="115.00%" fo:text-align="left" fo:margin-top="12.00pt" fo:margin-bottom="12.00pt"/>
    </style:style>
    <style:style style:name="P52" style:family="paragraph">
      <style:paragraph-properties fo:line-height="115.00%" fo:text-align="left" fo:margin-left="18.00pt" fo:text-indent="0.00pt" fo:margin-top="12.00pt" fo:margin-bottom="12.00pt"/>
    </style:style>
    <style:style style:name="P53" style:family="paragraph">
      <style:paragraph-properties fo:line-height="115.00%" fo:text-align="left" fo:margin-top="12.00pt" fo:margin-bottom="12.00pt"/>
    </style:style>
    <style:style style:name="P54" style:family="paragraph">
      <style:paragraph-properties fo:line-height="115.00%" fo:text-align="left" fo:margin-left="18.00pt" fo:text-indent="0.00pt" fo:margin-top="12.00pt" fo:margin-bottom="12.00pt"/>
    </style:style>
    <style:style style:name="P55" style:family="paragraph">
      <style:paragraph-properties fo:line-height="115.00%" fo:text-align="left" fo:margin-top="12.00pt" fo:margin-bottom="12.00pt"/>
    </style:style>
    <style:style style:name="P56" style:family="paragraph">
      <style:paragraph-properties fo:line-height="115.00%" fo:text-align="left" fo:margin-left="18.00pt" fo:text-indent="0.00pt" fo:margin-top="12.00pt" fo:margin-bottom="12.00pt"/>
    </style:style>
    <style:style style:name="P57" style:family="paragraph">
      <style:paragraph-properties fo:line-height="115.00%" fo:text-align="left" fo:margin-top="12.00pt" fo:margin-bottom="12.00pt"/>
    </style:style>
    <style:style style:name="P58" style:family="paragraph">
      <style:paragraph-properties fo:line-height="115.00%" fo:text-align="left"/>
    </style:style>
    <style:style style:name="P59" style:family="paragraph">
      <style:paragraph-properties fo:line-height="115.00%" fo:text-align="left" fo:margin-top="12.00pt" fo:margin-bottom="12.00pt"/>
    </style:style>
    <style:style style:name="P60" style:family="paragraph">
      <style:paragraph-properties fo:line-height="115.00%" fo:text-align="left" fo:margin-left="18.00pt" fo:text-indent="0.00pt" fo:margin-top="12.00pt" fo:margin-bottom="12.00pt"/>
    </style:style>
    <style:style style:name="P61" style:family="paragraph">
      <style:paragraph-properties fo:line-height="115.00%" fo:text-align="left" fo:margin-top="12.00pt" fo:margin-bottom="12.00pt"/>
    </style:style>
    <style:style style:name="P62" style:family="paragraph">
      <style:paragraph-properties fo:line-height="115.00%" fo:text-align="left" fo:margin-left="18.00pt" fo:text-indent="0.00pt" fo:margin-top="12.00pt" fo:margin-bottom="12.00pt"/>
    </style:style>
    <style:style style:name="P63" style:family="paragraph">
      <style:paragraph-properties fo:line-height="115.00%" fo:text-align="left" fo:margin-top="12.00pt" fo:margin-bottom="12.00pt"/>
    </style:style>
    <style:style style:name="P64" style:family="paragraph">
      <style:paragraph-properties fo:line-height="115.00%" fo:text-align="left" fo:margin-left="18.00pt" fo:text-indent="0.00pt" fo:margin-top="12.00pt" fo:margin-bottom="12.00pt"/>
    </style:style>
    <style:style style:name="P65" style:family="paragraph">
      <style:paragraph-properties fo:line-height="115.00%" fo:text-align="left" fo:margin-top="12.00pt" fo:margin-bottom="12.00pt"/>
    </style:style>
    <style:style style:name="P66" style:family="paragraph">
      <style:paragraph-properties fo:line-height="115.00%" fo:text-align="left" fo:margin-left="18.00pt" fo:text-indent="0.00pt" fo:margin-top="12.00pt"/>
    </style:style>
    <style:style style:name="P67" style:family="paragraph">
      <style:paragraph-properties fo:line-height="115.00%" fo:text-align="left" fo:margin-top="12.00pt"/>
    </style:style>
    <style:style style:name="P68" style:family="paragraph">
      <style:paragraph-properties fo:line-height="115.00%" fo:text-align="left" fo:margin-left="18.00pt" fo:text-indent="0.00pt" fo:margin-top="12.00pt" fo:margin-bottom="12.00pt"/>
    </style:style>
    <style:style style:name="P69" style:family="paragraph">
      <style:paragraph-properties fo:line-height="115.00%" fo:text-align="left" fo:margin-top="12.00pt" fo:margin-bottom="12.00pt"/>
    </style:style>
    <style:style style:name="P70" style:family="paragraph">
      <style:paragraph-properties fo:line-height="115.00%" fo:text-align="left" fo:margin-left="18.00pt" fo:text-indent="0.00pt" fo:margin-top="12.00pt" fo:margin-bottom="12.00pt"/>
    </style:style>
    <style:style style:name="P71" style:family="paragraph">
      <style:paragraph-properties fo:line-height="115.00%" fo:text-align="left" fo:margin-top="12.00pt" fo:margin-bottom="12.00pt"/>
    </style:style>
    <style:style style:name="P72" style:family="paragraph">
      <style:paragraph-properties fo:line-height="115.00%" fo:text-align="left" fo:margin-left="18.00pt" fo:text-indent="0.00pt" fo:margin-top="12.00pt"/>
    </style:style>
    <style:style style:name="P73" style:family="paragraph">
      <style:paragraph-properties fo:line-height="115.00%" fo:text-align="left" fo:margin-top="12.00pt"/>
    </style:style>
    <style:style style:name="P74" style:family="paragraph">
      <style:paragraph-properties fo:line-height="115.00%" fo:text-align="left" fo:margin-top="12.00pt" fo:margin-bottom="12.00pt"/>
    </style:style>
    <style:style style:name="P75" style:family="paragraph">
      <style:paragraph-properties fo:line-height="115.00%" fo:text-align="left"/>
    </style:style>
    <style:style style:name="P76" style:family="paragraph">
      <style:paragraph-properties fo:line-height="115.00%" fo:text-align="left" fo:margin-top="12.00pt" fo:margin-bottom="12.00pt"/>
    </style:style>
    <style:style style:name="P77" style:family="paragraph">
      <style:paragraph-properties fo:line-height="115.00%" fo:text-align="left" fo:margin-left="18.00pt" fo:text-indent="0.00pt" fo:margin-top="12.00pt" fo:margin-bottom="12.00pt"/>
    </style:style>
    <style:style style:name="P78" style:family="paragraph">
      <style:paragraph-properties fo:line-height="115.00%" fo:text-align="left" fo:margin-top="12.00pt" fo:margin-bottom="12.00pt"/>
    </style:style>
    <style:style style:name="P79" style:family="paragraph">
      <style:paragraph-properties fo:line-height="115.00%" fo:text-align="left" fo:margin-left="18.00pt" fo:text-indent="0.00pt" fo:margin-top="12.00pt" fo:margin-bottom="12.00pt"/>
    </style:style>
    <style:style style:name="P80" style:family="paragraph">
      <style:paragraph-properties fo:line-height="100.00%" fo:text-align="left" fo:margin-top="12.00pt"/>
    </style:style>
    <style:style style:name="P81" style:family="paragraph">
      <style:paragraph-properties fo:line-height="100.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span text:style-name="T5"/></text:p>
        </text:list-item>
        <text:list-item>
          <text:p text:style-name="P3"><text:span text:style-name="T6">Starbucks in India Wiki Page:<text:s/></text:span><text:a xlink:href="https://en.wikipedia.org/wiki/Tata_Starbucks"><text:span text:style-name="T7">https://en.wikipedia.org/wiki/Tata_Starbucks</text:span></text:a><text:span text:style-name="T8"><text:line-break/></text:span><text:span text:style-name="T9"/></text:p>
        </text:list-item>
        <text:list-item>
          <text:p text:style-name="P4"><text:span text:style-name="T10">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11">http://everythingexperiential.businessworld.in/article/We-need-to-look-at-marketing-as-an-experience-rather-than-a-transaction-Deepa-Krishnan-Starbucks-India/05-03-2020-185596/</text:span></text:a><text:span text:style-name="T12"><text:s/>(March 2020)</text:span></text:p>
        </text:list-item>
        <text:list-item>
          <text:p text:style-name="P5"><text:a xlink:href="https://www.indiatoday.in/education-today/featurephilia/story/meet-starbucks-marketing-brain-growth-india-963235-2017-03-01"><text:span text:style-name="T13">https://www.indiatoday.in/education-today/featurephilia/story/meet-starbucks-marketing-brain-growth-india-963235-2017-03-01</text:span></text:a><text:span text:style-name="T14"><text:s/>(January 2018)</text:span></text:p>
        </text:list-item>
        <text:list-item>
          <text:p text:style-name="P5"><text:a xlink:href="https://brandequity.economictimes.indiatimes.com/news/marketing/for-starbucks-india-it-is-all-about-creating-the-third-place-experience/56140266"><text:span text:style-name="T15">https://brandequity.economictimes.indiatimes.com/news/marketing/for-starbucks-india-it-is-all-about-creating-the-third-place-experience/56140266</text:span></text:a><text:span text:style-name="T16"><text:s/>(December 2016)</text:span></text:p>
        </text:list-item>
        <text:list-item>
          <text:p text:style-name="P6"><text:a xlink:href="https://stories.starbucks.com/stories/2012/starbucks-announces-beverage-innovation-using-green-coffee-extract-with-sta/"><text:span text:style-name="T17">https://stories.starbucks.com/stories/2012/starbucks-announces-beverage-innovation-using-green-coffee-extract-with-sta/</text:span></text:a><text:span text:style-name="T18"><text:line-break/></text:span><text:span text:style-name="T19"/></text:p>
        </text:list-item>
        <text:list-item>
          <text:p text:style-name="P7"><text:span text:style-name="T20">Starbucks India menu (without prices):<text:s/></text:span><text:a xlink:href="https://www.starbucks.in/menu-list"><text:span text:style-name="T21">https://www.starbucks.in/menu-list</text:span></text:a><text:span text:style-name="T22"><text:line-break/></text:span><text:span text:style-name="T23"/></text:p>
        </text:list-item>
        <text:list-item>
          <text:p text:style-name="P7"><text:span text:style-name="T24">Starbucks CP, New Delhi menu:<text:s/></text:span><text:a xlink:href="https://magicpin.in/New-Delhi/Connaught-Place-(Cp)/Restaurant/Starbucks/store/1217/menu/"><text:span text:style-name="T25">https://magicpin.in/New-Delhi/Connaught-Place-(Cp)/Restaurant/Starbucks/store/1217/menu/</text:span></text:a><text:span text:style-name="T26"><text:line-break/></text:span><text:span text:style-name="T27"/></text:p>
        </text:list-item>
        <text:list-item>
          <text:p text:style-name="P7"><text:span text:style-name="T28">Starbucks Corporation’s Marketing Mix (4Ps) Analysis (2019):<text:s/></text:span><text:a xlink:href="http://panmore.com/starbucks-coffee-marketing-mix-4ps-analysis"><text:span text:style-name="T29">http://panmore.com/starbucks-coffee-marketing-mix-4ps-analysis</text:span></text:a><text:span text:style-name="T30"><text:line-break/></text:span><text:span text:style-name="T31"/></text:p>
        </text:list-item>
        <text:list-item>
          <text:p text:style-name="P7"><text:span text:style-name="T32">Starbucks India Marketing Strategy (2016):<text:s/></text:span><text:a xlink:href="https://www.slideshare.net/Rjrockzcool/starbucks-india-marketing-strategy"><text:span text:style-name="T33">https://www.slideshare.net/Rjrockzcool/starbucks-india-marketing-strategy</text:span></text:a><text:span text:style-name="T34"><text:s/><text:line-break/></text:span><text:span text:style-name="T35"/></text:p>
        </text:list-item>
        <text:list-item>
          <text:p text:style-name="P7"><text:span text:style-name="T36">Entry of Starbucks in Indian Market (2016):<text:s/></text:span><text:a xlink:href="https://www.researchgate.net/publication/316600552_Case_Study-_Entry_of_Starbucks_in_Indian_Market"><text:span text:style-name="T37">https://www.researchgate.net/publication/316600552_Case_Study-_Entry_of_Starbucks_in_Indian_Market</text:span></text:a><text:span text:style-name="T38"><text:line-break/></text:span><text:span text:style-name="T39"/></text:p>
        </text:list-item>
        <text:list-item>
          <text:p text:style-name="P7"><text:span text:style-name="T40">Starbucks Marketing Analysis (2015):<text:s/></text:span><text:a xlink:href="https://www.semanticscholar.org/paper/Starbucks-Marketing-Analysis-Katerina/1d21b5743764f3196cddcb95925059695dad6eeb"><text:span text:style-name="T41">https://www.semanticscholar.org/paper/Starbucks-Marketing-Analysis-Katerina/1d21b5743764f3196cddcb95925059695dad6eeb</text:span></text:a><text:span text:style-name="T42"><text:line-break/></text:span><text:span text:style-name="T43"/></text:p>
        </text:list-item>
        <text:list-item>
          <text:p text:style-name="P7"><text:span text:style-name="T44">Strategic Marketing: A Case Study of Starbucks (2015):<text:s/></text:span><text:a xlink:href="https://www.slideshare.net/YeeJieNg/bumkt6923grouppresentation"><text:span text:style-name="T45">https://www.slideshare.net/YeeJieNg/bumkt6923grouppresentation</text:span></text:a><text:span text:style-name="T46"><text:line-break/></text:span><text:span text:style-name="T47"/></text:p>
        </text:list-item>
        <text:list-item>
          <text:p text:style-name="P7"><text:span text:style-name="T48">Strategic Analysis of Starbucks Corporation (2014):<text:s/></text:span><text:a xlink:href="https://scholar.harvard.edu/files/nithingeereddy/files/starbucks_case_analysis.pdf"><text:span text:style-name="T49">https://scholar.harvard.edu/files/nithingeereddy/files/starbucks_case_analysis.pdf</text:span></text:a><text:span text:style-name="T50"><text:line-break/></text:span><text:span text:style-name="T51"/></text:p>
        </text:list-item>
        <text:list-item>
          <text:p text:style-name="P8"><text:span text:style-name="T52">Other links:</text:span></text:p>
        </text:list-item>
        <text:list-item>
          <text:p text:style-name="P9"><text:a xlink:href="http://science.knote.com/2014/10/28/starbucks-productivity-secrets/"><text:span text:style-name="T53">http://science.knote.com/2014/10/28/starbucks-productivity-secrets/</text:span></text:a><text:span text:style-name="T54"/></text:p>
        </text:list-item>
        <text:list-item>
          <text:p text:style-name="P10"><text:a xlink:href="http://panmore.com/starbucks-coffee-operations-management-10-decisions-areas-productivity"><text:span text:style-name="T55">http://panmore.com/starbucks-coffee-operations-management-10-decisions-areas-productivity</text:span></text:a><text:span text:style-name="T56"/></text:p>
        </text:list-item>
        <text:list-item>
          <text:p text:style-name="P10"><text:a xlink:href="https://www.businessinsider.in/retail/5-ways-Starbucks-entices-you-to-spend-more-money/articleshow/46239542.cms"><text:span text:style-name="T57">https://www.businessinsider.in/retail/5-ways-Starbucks-entices-you-to-spend-more-money/articleshow/46239542.cms</text:span></text:a><text:span text:style-name="T58"><text:s text:c="2"/></text:span></text:p>
        </text:list-item>
        <text:list-item>
          <text:p text:style-name="P10"><text:a xlink:href="https://www.business-standard.com/article/companies/starbucks-steps-up-its-india-game-116020301281_1.html"><text:span text:style-name="T59">https://www.business-standard.com/article/companies/starbucks-steps-up-its-india-game-116020301281_1.html</text:span></text:a><text:span text:style-name="T60"/></text:p>
        </text:list-item>
      </text:list>
      <text:p text:style-name="P11"><text:span text:style-name="T61">Questions on Product</text:span></text:p>
      <text:p text:style-name="P12"><text:span text:style-name="T61">Q1: What is the core product of Starbucks?</text:span></text:p>
      <text:p text:style-name="P13"><text:span text:style-name="T61">A1: Coffee </text:span></text:p>
      <text:p text:style-name="P14"><text:span text:style-name="T61">Q2: What are the actual and augmented products of Starbucks?</text:span></text:p>
      <text:p text:style-name="P15"><text:span text:style-name="T61">A2: Actual products--coffee bean,coffee capsules,Ethos water,Alcoholic drinks,Fruit juices, fruit beverages, and sodas,Energy drinks.</text:span></text:p>
      <text:p text:style-name="P15"><text:span text:style-name="T61">Augmented products -Starbucks card and loyalty program,Electricity and Wi-Fi and some education about coffee and coffee making and an interactive website</text:span></text:p>
      <text:p text:style-name="P16"><text:span text:style-name="T61">Q3: What are the various product categories offered by Starbucks?</text:span></text:p>
      <text:p text:style-name="P16"><text:span text:style-name="T61">A3: Starbucks product categories:</text:span></text:p>
      <text:p text:style-name="P17"><text:span text:style-name="T61"><text:tab/>Coffee cup sizes</text:span></text:p>
      <text:p text:style-name="P17"><text:span text:style-name="T61"><text:tab/>Low calorie and sugar-free products</text:span></text:p>
      <text:p text:style-name="P17"><text:span text:style-name="T61"><text:tab/>Non-dairy milk offerings</text:span></text:p>
      <text:p text:style-name="P17"><text:span text:style-name="T61"><text:tab/>Ethos water</text:span></text:p>
      <text:p text:style-name="P17"><text:span text:style-name="T61"><text:tab/>Instant coffee and coffee capsules</text:span></text:p>
      <text:p text:style-name="P17"><text:span text:style-name="T61"><text:tab/>Coffee makers and single-use capsules</text:span></text:p>
      <text:p text:style-name="P17"><text:span text:style-name="T61"><text:tab/>Alcoholic drinks</text:span></text:p>
      <text:p text:style-name="P17"><text:span text:style-name="T61"><text:tab/>Fruit juices, fruit beverages, and sodas</text:span></text:p>
      <text:p text:style-name="P17"><text:span text:style-name="T61"><text:tab/>Energy drinks</text:span></text:p>
      <text:p text:style-name="P17"><text:span text:style-name="T61"><text:tab/>Seasonal cups</text:span></text:p>
      <text:p text:style-name="P17"><text:span text:style-name="T61"><text:tab/>Barrel-aged coffee</text:span></text:p>
      <text:p text:style-name="P17"><text:span text:style-name="T61"><text:s text:c="12"/>Starbucks card and loyalty program</text:span></text:p>
      <text:p text:style-name="P17"><text:span text:style-name="T61"><text:s text:c="11"/>Electricity and Wi-Fi</text:span></text:p>
      <text:p text:style-name="P18"><text:span text:style-name="T61">Q4: How has Starbucks adapted its product offering to suit the Indian market?A4:Starbucks have introduced Tata's branded tea called Teavana and Himalayan water beverages to add to the products. Due to the introduction of these food items in their menu, the revenue from food and beverages is more than 35% in India which is more than 20% higher as compared to the USA.</text:span></text:p>
      <text:p text:style-name="P19"><text:span text:style-name="T61">Q5: How has Starbucks introduced healthy products in its range?</text:span></text:p>
      <text:p text:style-name="P20"><text:span text:style-name="T61">A5: Starbucks India has made healthier additions to its limited edition Spring Range. A refreshing glass of Yoghurt Smoothie right in the morning or even after a workout should be great. The smoothies at Starbucks are packed with whey protein and fibre powder and comes in three flavours – Mango, Chocolate and Blueberry.Another addition to their healthy options is the Savoury Quinoa Oatmeal which is served along with bell peppers and roasted walnuts. The power packed meal of oats and quinoa can make for a healthy meal.</text:span></text:p>
      <text:p text:style-name="P20"><text:span text:style-name="T61">Q6: Mention an innovation by Starbucks with regard to an existing product.</text:span></text:p>
      <text:p text:style-name="P20"><text:span text:style-name="T61">A6: Innovative product of Starbucks--Teavana Oprah Chai Tea,Teavana Shaken Iced Tea,Fizzio™ Handcrafted Sodas,Digital Tipping, Shake to Pay, Mobile Order and Pay,Starbucks Mobile Truck,Evolution Fresh™ Smoothies,Single-Origin Coffees in Grocery Stores,Iced Coffees Brewed to Personalize at Home,Chestnut Praline Latte.</text:span></text:p>
      <text:p text:style-name="P21"><text:span text:style-name="T61">Q7: What are some partnerships that Starbucks has entered, from the point of view of product?</text:span></text:p>
      <text:p text:style-name="P22"><text:span text:style-name="T61">A7: Starbucks has entered with some partnership from the point of view of product.</text:span></text:p>
      <text:list text:style-name="L23">
        <text:list-item>
          <text:p text:style-name="P23"><text:span text:style-name="T61">In india Tata's branded tea called Teavana and Himalayan water beverages to add to the products. </text:span></text:p>
        </text:list-item>
        <text:list-item>
          <text:p text:style-name="P23"><text:span text:style-name="T61">With Apple wirelessly browse, search for, preview, buy and download music from the iTunes® Wi-Fi Music Store at Starbucks.</text:span></text:p>
        </text:list-item>
        <text:list-item>
          <text:p text:style-name="P23"><text:span text:style-name="T61">With Nestle's Starbucks agreed to license their branded packaged coffee products globally for Nestle</text:span></text:p>
        </text:list-item>
      </text:list>
      <text:p text:style-name="P24"><text:span text:style-name="T62"/></text:p>
      <text:p text:style-name="P25"><text:span text:style-name="T63">Questions on Price</text:span></text:p>
      <text:p text:style-name="P26"><text:span text:style-name="T63">Q1: What is the most expensive coffee that Starbucks in CP sells?</text:span></text:p>
      <text:p text:style-name="P27"><text:span text:style-name="T63">A1:Super Venti Flat White</text:span></text:p>
      <text:p text:style-name="P28"><text:span text:style-name="T63">Q2:<text:s text:c="2"/>What is the least expensive coffee that Starbucks in CP sells?</text:span></text:p>
      <text:p text:style-name="P29"><text:span text:style-name="T63">A2:Teavana hot tea</text:span></text:p>
      <text:p text:style-name="P30"><text:span text:style-name="T63">Q3: Which of the following pricing strategies does Starbucks follow? Justify your answer.</text:span></text:p>
      <text:list text:style-name="L31">
        <text:list-item>
          <text:p text:style-name="P31"><text:span text:style-name="T63">Economy pricing strategy</text:span></text:p>
        </text:list-item>
        <text:list-item>
          <text:p text:style-name="P32"><text:span text:style-name="T63">Penetration pricing strategy</text:span></text:p>
        </text:list-item>
        <text:list-item>
          <text:p text:style-name="P32"><text:span text:style-name="T63">Skimming pricing strategy</text:span></text:p>
        </text:list-item>
        <text:list-item>
          <text:p text:style-name="P33"><text:span text:style-name="T63">Premium pricing strategy</text:span></text:p>
        </text:list-item>
      </text:list>
      <text:p text:style-name="P34"><text:span text:style-name="T63">A3: Premium pricing strategy</text:span></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4"><text:span text:style-name="T64"/></text:p>
      <text:p text:style-name="P35"><text:span text:style-name="T64"/></text:p>
      <text:p text:style-name="P36"><text:span text:style-name="T65">Questions on Place</text:span></text:p>
      <text:p text:style-name="P37"><text:span text:style-name="T65">Q1: How many cities in India have at least one Starbucks store?</text:span></text:p>
      <text:p text:style-name="P38"><text:span text:style-name="T65">A1: 28 cities</text:span></text:p>
      <text:p text:style-name="P39"><text:span text:style-name="T65">Q2: What is the total number of Starbucks stores in India?</text:span></text:p>
      <text:p text:style-name="P40"><text:span text:style-name="T65">A2: 252 outlets in 28 cities.</text:span></text:p>
      <text:p text:style-name="P41"><text:span text:style-name="T65">Q3: Which cities in India tend to have a Starbucks store? Why?</text:span></text:p>
      <text:p text:style-name="P42"><text:span text:style-name="T65">A3: Mostly the tourist spots and Metropolitan cities in India tend to have a Starbucks store to attract customer.Mumbai, Delhi NCR, Hyderabad, Chennai, Bengaluru, Pune, Kolkata, Chandigarh, Ahmedabad, Surat, Vadodara and Lucknow in these cities prefer to open outlet.</text:span></text:p>
      <text:p text:style-name="P43"><text:span text:style-name="T65">Q4: Mention an innovation by Starbucks with regard to its store strategy.</text:span></text:p>
      <text:p text:style-name="P44"><text:span text:style-name="T65">A4: Introducing new, industry-leading and more efficient coffee brewing equipment such as the new Mastrena II espresso machines and the new Starbucks Cold Brewer.</text:span></text:p>
      <text:p text:style-name="P45"><text:span text:style-name="T65">Q5: What are some partnerships that Starbucks has entered, from the point of view of the place?</text:span></text:p>
      <text:p text:style-name="P46"><text:span text:style-name="T65">A5: Seattle Seahawks</text:span></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7"><text:span text:style-name="T66"/></text:p>
      <text:p text:style-name="P47"><text:span text:style-name="T66"/></text:p>
      <text:p text:style-name="P47"><text:span text:style-name="T66"/></text:p>
      <text:p text:style-name="P48"><text:span text:style-name="T66"/></text:p>
      <text:p text:style-name="P49"><text:span text:style-name="T67">Questions on Promotion</text:span></text:p>
      <text:p text:style-name="P50"><text:span text:style-name="T67">Q1: What is the primary means of promotion for Starbucks?</text:span></text:p>
      <text:p text:style-name="P51"><text:span text:style-name="T67">A1: Starbucks mainly use for promotion are<text:s text:c="2"/>social media ,TV spots and ads.</text:span></text:p>
      <text:p text:style-name="P52"><text:span text:style-name="T67">Q2: How does Starbucks go about executing its primary means of promotion?</text:span></text:p>
      <text:p text:style-name="P53"><text:span text:style-name="T67">A2: 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54"><text:span text:style-name="T67">Q3: What is meant by ‘Third Place’ in the context of the marketing strategy of Starbucks?</text:span></text:p>
      <text:p text:style-name="P55"><text:span text:style-name="T67">A3: In the third place, the idea is to make customer service not only satisfactory but excellent.</text:span></text:p>
      <text:p text:style-name="P56"><text:span text:style-name="T67">Q4: What is meant by ‘Fourth Place” in the context of the marketing strategy of Starbucks?</text:span></text:p>
      <text:p text:style-name="P57"><text:span text:style-name="T67">A4: digitally-savvy audience", but also about creating a place that is "digitally-equipped" with a robust mobile and online delivery system.</text:span></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7"><text:span text:style-name="T68"/></text:p>
      <text:p text:style-name="P58"><text:span text:style-name="T69">Questions on People</text:span></text:p>
      <text:p text:style-name="P59"><text:span text:style-name="T69">Q1: What are the primary target customer segments for Starbucks?</text:span></text:p>
      <text:p text:style-name="P59"><text:span text:style-name="T69">A1:middle to upper-class men and women.</text:span></text:p>
      <text:p text:style-name="P60"><text:span text:style-name="T69">Q2: What is the connection between the target customer segments for Starbucks and its choice of price and place?</text:span></text:p>
      <text:p text:style-name="P61"><text:span text:style-name="T69">A2: Starbucks segmentation, targeting and positioning comprise marketing decisions directed at identifying appropriate group of people among the general public as future customers for the business and targeting this segment via positioning products and services that resonates well with their needs and wants.</text:span></text:p>
      <text:p text:style-name="P62"><text:span text:style-name="T69">Q3: What are Starbucks employees called?</text:span></text:p>
      <text:p text:style-name="P63"><text:span text:style-name="T69">A3: employees partners</text:span></text:p>
      <text:p text:style-name="P64"><text:span text:style-name="T69">Q4: Mention an innovation by Starbucks with regard to its employee training.</text:span></text:p>
      <text:p text:style-name="P65"><text:span text:style-name="T69">A4: 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pan></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pan text:style-name="T71">Questions on Physical Evidence</text:span></text:p>
      <text:p text:style-name="P66"><text:span text:style-name="T71">Q1: How does the Starbucks store layout contribute to its marketing strategy?</text:span></text:p>
      <text:p text:style-name="P67"><text:span text:style-name="T71">A1:Use a Multi-Channel Promotional Strategy. 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68"><text:span text:style-name="T71">Q2: What is the Starbucks logo? </text:span></text:p>
      <text:p text:style-name="P69"><text:span text:style-name="T71">A2:Twin-tailed siren</text:span></text:p>
      <text:p text:style-name="P70"><text:span text:style-name="T71">Q3: Has the Starbucks logo evolved over time?</text:span></text:p>
      <text:p text:style-name="P71"><text:span text:style-name="T71">A3:Yes</text:span></text:p>
      <text:p text:style-name="P72"><text:span text:style-name="T71">Q4: Can the Starbucks app be considered part of physical evidence in the 7 Ps framework? Justify your answer.</text:span></text:p>
      <text:p text:style-name="P73"><text:span text:style-name="T71">A4:Starbucks Marketing Mix (Starbucks 7Ps of Marketing) comprises elements of the marketing mix that consists of product, place, price, promotion, process, people and physical evidence</text:span></text:p>
      <text:p text:style-name="P74"><text:span text:style-name="T72"/></text:p>
      <text:p text:style-name="P74"><text:span text:style-name="T72"/></text:p>
      <text:p text:style-name="P75"><text:span text:style-name="T72"/></text:p>
      <text:p text:style-name="P76"><text:span text:style-name="T73">Questions on Process</text:span></text:p>
      <text:p text:style-name="P77"><text:span text:style-name="T73">Q1: What is the process improvement philosophy that Starbucks adopted a decade ago to improve its productivity? </text:span></text:p>
      <text:p text:style-name="P78"><text:span text:style-name="T73">A1: So, lean Six Sigma implementation ensures Starbuck's success. It was introduced in early 2000.</text:span></text:p>
      <text:p text:style-name="P79"><text:span text:style-name="T73">Q2: What are some of the key metrics that Starbucks uses to measure in-store productivity?</text:span></text:p>
      <text:p text:style-name="P80"><text:span text:style-name="T73">A2: Revenue growth. Starbucks' revenue for its first quarter of fiscal 2019 rose 9% year over year. ...</text:span></text:p>
      <text:p text:style-name="P80"><text:span text:style-name="T73">Global comparable-store sales growth. ...</text:span></text:p>
      <text:p text:style-name="P80"><text:span text:style-name="T73">U.S. comparable-store sales. ...</text:span></text:p>
      <text:p text:style-name="P80"><text:span text:style-name="T73">Active rewards members. ...</text:span></text:p>
      <text:p text:style-name="P80"><text:span text:style-name="T73">New store openings. ...</text:span></text:p>
      <text:p text:style-name="P80"><text:span text:style-name="T73">Comparable-store sales guidance.</text:span></text:p>
      <text:p text:style-name="P81"><text:span text:style-name="T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